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6d9d1" officeooo:paragraph-rsid="0006d9d1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style:text-underline-style="none" fo:font-weight="normal" officeooo:rsid="0006d9d1" officeooo:paragraph-rsid="0006d9d1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fo:font-size="16pt" style:text-underline-style="solid" style:text-underline-width="auto" style:text-underline-color="font-color" fo:font-weight="bold" officeooo:rsid="0006d9d1" officeooo:paragraph-rsid="0006d9d1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6pt" style:text-underline-style="none" fo:font-weight="normal" officeooo:rsid="0006d9d1" officeooo:paragraph-rsid="0006d9d1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2</text:p>
      <text:p text:style-name="P2"/>
      <text:p text:style-name="P3">Bibliography:</text:p>
      <text:list xml:id="list3669358463" text:style-name="L1">
        <text:list-item>
          <text:p text:style-name="P4"><text:a xlink:type="simple" xlink:href="https://docwiki.embarcadero.com/RADStudio/Sydney/en/Procedures_and_Functions_(Delphi" text:style-name="Internet_20_link" text:visited-style-name="Visited_20_Internet_20_Link">https://docwiki.embarcadero.com/RADStudio/Sydney/en/Procedures_and_Functions_(Delphi</text:a>)</text:p>
        </text:list-item>
        <text:list-item>
          <text:p text:style-name="P4"><text:a xlink:type="simple" xlink:href="https://randomoutputs.com/random-city-generator" text:style-name="Internet_20_link" text:visited-style-name="Visited_20_Internet_20_Link">https://randomoutputs.com/random-city-generator</text:a></text:p>
        </text:list-item>
        <text:list-item>
          <text:p text:style-name="P4"><text:a xlink:type="simple" xlink:href="https://www.randomready.com/" text:style-name="Internet_20_link" text:visited-style-name="Visited_20_Internet_20_Link">https://www.randomready.com/</text:a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16:50:26.038000000</meta:creation-date>
    <dc:date>2023-05-07T17:59:46.476000000</dc:date>
    <meta:editing-duration>PT4M3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6" meta:word-count="10" meta:character-count="184" meta:non-whitespace-character-count="183"/>
  </office:meta>
</office:document-meta>
</file>